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563" officeooo:paragraph-rsid="00114563"/>
    </style:style>
    <style:style style:name="P2" style:family="paragraph" style:parent-style-name="Standard">
      <style:text-properties officeooo:rsid="00114563" officeooo:paragraph-rsid="001945e4"/>
    </style:style>
    <style:style style:name="T1" style:family="text">
      <style:text-properties officeooo:rsid="0011e065"/>
    </style:style>
    <style:style style:name="T2" style:family="text">
      <style:text-properties officeooo:rsid="00123f11"/>
    </style:style>
    <style:style style:name="T3" style:family="text">
      <style:text-properties officeooo:rsid="00144be6"/>
    </style:style>
    <style:style style:name="T4" style:family="text">
      <style:text-properties officeooo:rsid="0015c53b"/>
    </style:style>
    <style:style style:name="T5" style:family="text">
      <style:text-properties officeooo:rsid="00164556"/>
    </style:style>
    <style:style style:name="T6" style:family="text">
      <style:text-properties officeooo:rsid="0017c398"/>
    </style:style>
    <style:style style:name="T7" style:family="text">
      <style:text-properties officeooo:rsid="001945e4"/>
    </style:style>
    <style:style style:name="T8" style:family="text">
      <style:text-properties officeooo:rsid="001b1ef4"/>
    </style:style>
    <style:style style:name="T9" style:family="text">
      <style:text-properties officeooo:rsid="001c65b4"/>
    </style:style>
    <style:style style:name="T10" style:family="text">
      <style:text-properties officeooo:rsid="001dea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Architektur <text:span text:style-name="T1">(Prozess der Gestaltung)</text:span>--</text:p>
      <text:p text:style-name="P1">→ anhand der fachlich- und technischen Anforderungen, die aus dem RE gewonnen wurden, wird</text:p>
      <text:p text:style-name="P1"><text:tab/>ein<text:span text:style-name="T9">e</text:span> konkrete Festlegung getroffen, wie das zu erstellende System die Anforderung <text:tab/>erfüllt/implementiert.</text:p>
      <text:p text:style-name="P1"/>
      <text:p text:style-name="P1">→<text:span text:style-name="T2"> Überführung von Problemraum in Lösungsraum</text:span></text:p>
      <text:p text:style-name="P1"><text:tab/>→<text:span text:style-name="T2"> Menge aller Anforderung(Problemraum) wird zu ein Ausführbares System(Lösungsraum)</text:span></text:p>
      <text:p text:style-name="P1"><text:tab/><text:tab/><text:span text:style-name="T10">überführt.</text:span></text:p>
      <text:p text:style-name="P1"><text:tab/><text:tab/>→<text:span text:style-name="T2"> Die Aktivitäten der Architektur überführen die Anforderungen in ein </text:span></text:p>
      <text:p text:style-name="P1"><text:tab/><text:tab/><text:tab/><text:span text:style-name="T2">Ausführbares System.</text:span></text:p>
      <text:p text:style-name="P1"/>
      <text:p text:style-name="P1">→<text:span text:style-name="T4"> Architektur befindet sich zwischen RE/Spezifizierung und Implementierung.</text:span></text:p>
      <text:p text:style-name="P1"/>
      <text:p text:style-name="P1">→<text:span text:style-name="T3"> Architekturbeschreibung ist die Verbindung zwischen Problem- und Lösungsraum.</text:span></text:p>
      <text:p text:style-name="P1"><text:tab/>→<text:span text:style-name="T3"> Wird vom IT-Architekten Entwickelt.</text:span></text:p>
      <text:p text:style-name="P1"><text:tab/>→<text:span text:style-name="T3"> Vorlage für Entwickler-Team für Aktivitäten zur Implementierung.</text:span></text:p>
      <text:p text:style-name="P1"/>
      <text:p text:style-name="P1">→<text:span text:style-name="T5"> Kernaktivität der Architekturerstellung </text:span></text:p>
      <text:p text:style-name="P1"/>
      <text:p text:style-name="P1"><text:tab/>→<text:span text:style-name="T5"> Erfassung der Anforderungen und Interessen der Stakholder</text:span></text:p>
      <text:p text:style-name="P1"><text:tab/><text:tab/>→ <text:span text:style-name="T5">Erfassen, was für die Stakholder wichtig ist mit Berücksichtigung</text:span></text:p>
      <text:p text:style-name="P1"><text:tab/><text:tab/><text:tab/><text:span text:style-name="T5">auf die Spezifikation.</text:span></text:p>
      <text:p text:style-name="P1"><text:tab/><text:tab/>→<text:span text:style-name="T5"> Erste Einschätzung der Aufwändigkeit. Dadurch Abwägung zwischen</text:span></text:p>
      <text:p text:style-name="P1"><text:tab/><text:tab/><text:tab/><text:span text:style-name="T6">Kosten und Funktionalität.<text:tab/></text:span></text:p>
      <text:p text:style-name="P1"><text:tab/><text:tab/>→<text:span text:style-name="T7"> Gegebenenfalls eingeschränkte Menge an Anforderungen Dokumentieren</text:span></text:p>
      <text:p text:style-name="P1"><text:tab/><text:tab/><text:tab/><text:span text:style-name="T7">und Annahme von Stakeholder.</text:span></text:p>
      <text:p text:style-name="P1"/>
      <text:p text:style-name="P1"><text:tab/>→<text:span text:style-name="T5"> Entwerfen einer Architektur, die diese Menge an Anforderungen erfüllt</text:span></text:p>
      <text:p text:style-name="P2"><text:tab/><text:tab/>→<text:span text:style-name="T7"> Erste Erstellung der Architekturbeschreibung.</text:span></text:p>
      <text:p text:style-name="P2"><text:tab/><text:tab/>→ <text:span text:style-name="T7">Überprüfung und Bewertung der Entscheidungen gegen die Anforderungen. </text:span></text:p>
      <text:p text:style-name="P2"/>
      <text:p text:style-name="P2"><text:tab/>→<text:span text:style-name="T5"> Beschreiben und Dokumentieren der Architektur</text:span></text:p>
      <text:p text:style-name="P2"><text:tab/><text:tab/>→<text:span text:style-name="T8"> Entscheidungen in Architekturbeschreibung Dokumentieren.</text:span></text:p>
      <text:p text:style-name="P2"><text:tab/><text:tab/></text:p>
      <text:p text:style-name="P2">→<text:span text:style-name="T8"> Architekturbeschreibung</text:span></text:p>
      <text:p text:style-name="P2"><text:tab/>→<text:span text:style-name="T8"> z.B. UML (Softwaremodell, Beschreibung von IT-Architekture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4:46:44.568251368</meta:creation-date>
    <meta:generator>LibreOffice/6.0.7.3$Linux_X86_64 LibreOffice_project/00m0$Build-3</meta:generator>
    <dc:date>2019-09-27T20:07:51.428673660</dc:date>
    <meta:editing-duration>PT59M35S</meta:editing-duration>
    <meta:editing-cycles>13</meta:editing-cycles>
    <meta:document-statistic meta:table-count="0" meta:image-count="0" meta:object-count="0" meta:page-count="1" meta:paragraph-count="28" meta:word-count="180" meta:character-count="1518" meta:non-whitespace-character-count="1323"/>
  </office:meta>
</office:document-meta>
</file>